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style:font-name="Calibri1" fo:font-size="32pt" fo:font-weight="bold" style:letter-kerning="true" style:font-size-asian="32pt" style:font-weight-asian="bold" style:font-name-complex="Calibri1" style:font-size-complex="48pt" style:font-weight-complex="bold"/>
    </style:style>
    <style:style style:name="T1" style:family="text">
      <style:text-properties fo:color="#ffffff" style:font-name="Arial Black" fo:font-size="58pt" fo:font-weight="bold" style:letter-kerning="true" style:font-size-asian="58pt" style:font-weight-asian="bold" style:font-name-complex="Calibri1" style:font-size-complex="5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Miłosierny Ojcze,</text:span><text:span text:style-name="T1"><text:line-break/></text:span><text:span text:style-name="T1">Ty oddałeś Syna,</text:span><text:span text:style-name="T1"><text:line-break/></text:span><text:span text:style-name="T1">by krew Jego święta</text:span><text:span text:style-name="T1"><text:line-break/></text:span><text:span text:style-name="T1">z grzechów nas obmył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2M43S</meta:editing-duration>
    <meta:editing-cycles>34</meta:editing-cycles>
    <meta:generator>LibreOffice/4.1.2.3$Windows_x86 LibreOffice_project/40b2d7fde7e8d2d7bc5a449dc65df4d08a7dd38</meta:generator>
    <dc:date>2016-10-03T21:59:23.319000000</dc:date>
    <meta:document-statistic meta:object-count="24"/>
  </office:meta>
</office:document-meta>
</file>